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1cm" draw:marker-start-width="0.381cm" draw:marker-end="Arrow" draw:marker-end-width="0.178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7cm" fo:min-width="0cm"/>
    </style:style>
    <style:style style:name="gr7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Ultrafine_20_Dotted_20__28_var_29_"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draw:marker-start-width="0.381cm" draw:marker-end="Arrow" draw:marker-end-width="0.279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/>
      <style:text-properties fo:font-family="Symbol"/>
    </style:style>
    <style:style style:name="P5" style:family="paragraph">
      <style:text-properties fo:font-family="Symbol" fo:font-size="14pt" style:font-size-asian="14pt" style:font-size-complex="14pt"/>
    </style:style>
    <style:style style:name="P6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7" style:family="paragraph">
      <style:text-properties fo:font-size="8pt" style:font-size-asian="8pt" style:font-size-complex="8pt"/>
    </style:style>
    <style:style style:name="P8" style:family="paragraph">
      <style:paragraph-properties fo:margin-left="0cm" fo:margin-right="0cm" fo:text-indent="0cm"/>
      <style:text-properties fo:font-size="8pt" fo:font-style="italic" style:font-size-asian="8pt" style:font-style-asian="italic" style:font-size-complex="8pt" style:font-style-complex="italic"/>
    </style:style>
    <style:style style:name="P9" style:family="paragraph">
      <style:text-properties fo:font-size="8pt" fo:font-style="italic" style:font-size-asian="8pt" style:font-style-asian="italic" style:font-size-complex="8pt" style:font-style-complex="italic"/>
    </style:style>
    <style:style style:name="P10" style:family="paragraph">
      <style:paragraph-properties fo:margin-left="0cm" fo:margin-right="0cm" fo:text-indent="0cm"/>
      <style:text-properties fo:font-family="Symbol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Symbol" fo:font-size="14pt" style:font-size-asian="14pt" style:font-size-complex="14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style:style style:name="T5" style:family="text">
      <style:text-properties style:text-position="33% 58%" fo:font-family="Symbol"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98cm" svg:y1="2.133cm" svg:x2="5.72cm" svg:y2="2.133cm">
          <text:p text:style-name="P2"/>
        </draw:line>
        <draw:line draw:style-name="gr1" draw:text-style-name="P1" draw:layer="layout" svg:x1="1.612cm" svg:y1="2.133cm" svg:x2="3.352cm" svg:y2="2.133cm">
          <text:p text:style-name="P2"/>
        </draw:line>
        <draw:line draw:style-name="gr1" draw:text-style-name="P1" draw:layer="layout" svg:x1="5.719cm" svg:y1="3.418cm" svg:x2="5.72cm" svg:y2="2.133cm">
          <text:p text:style-name="P2"/>
        </draw:line>
        <draw:line draw:style-name="gr1" draw:text-style-name="P1" draw:layer="layout" svg:x1="1.612cm" svg:y1="2.133cm" svg:x2="1.612cm" svg:y2="4.672cm">
          <text:p text:style-name="P2"/>
        </draw:line>
        <draw:line draw:style-name="gr1" draw:text-style-name="P1" draw:layer="layout" svg:x1="3.352cm" svg:y1="1.773cm" svg:x2="3.352cm" svg:y2="2.413cm">
          <text:p text:style-name="P2"/>
        </draw:line>
        <draw:line draw:style-name="gr1" draw:text-style-name="P1" draw:layer="layout" svg:x1="3.584cm" svg:y1="1.773cm" svg:x2="3.584cm" svg:y2="2.413cm">
          <text:p text:style-name="P2"/>
        </draw:line>
        <draw:line draw:style-name="gr1" draw:text-style-name="P1" draw:layer="layout" svg:x1="3.816cm" svg:y1="1.773cm" svg:x2="3.816cm" svg:y2="2.413cm">
          <text:p text:style-name="P2"/>
        </draw:line>
        <draw:line draw:style-name="gr1" draw:text-style-name="P1" draw:layer="layout" svg:x1="3.92cm" svg:y1="1.993cm" svg:x2="3.932cm" svg:y2="2.273cm">
          <text:p text:style-name="P2"/>
        </draw:line>
        <draw:line draw:style-name="gr1" draw:text-style-name="P1" draw:layer="layout" svg:x1="3.688cm" svg:y1="1.993cm" svg:x2="3.7cm" svg:y2="2.273cm">
          <text:p text:style-name="P2"/>
        </draw:line>
        <draw:line draw:style-name="gr1" draw:text-style-name="P1" draw:layer="layout" svg:x1="3.456cm" svg:y1="1.993cm" svg:x2="3.468cm" svg:y2="2.273cm">
          <text:p text:style-name="P2"/>
        </draw:line>
        <draw:line draw:style-name="gr1" draw:text-style-name="P1" draw:layer="layout" svg:x1="3.179cm" svg:y1="4.688cm" svg:x2="1.612cm" svg:y2="4.673cm">
          <text:p text:style-name="P2"/>
        </draw:line>
        <draw:line draw:style-name="gr1" draw:text-style-name="P1" draw:layer="layout" svg:x1="3.18cm" svg:y1="4.689cm" svg:x2="3.179cm" svg:y2="6.491cm">
          <text:p text:style-name="P2"/>
        </draw:line>
        <draw:line draw:style-name="gr1" draw:text-style-name="P1" draw:layer="layout" svg:x1="4.084cm" svg:y1="6.519cm" svg:x2="4.058cm" svg:y2="3.449cm">
          <text:p text:style-name="P2"/>
        </draw:line>
        <draw:path draw:style-name="gr2" draw:text-style-name="P1" draw:layer="layout" svg:width="4.075cm" svg:height="0.117cm" svg:x="1.651cm" svg:y="3.332cm" svg:viewBox="0 0 4076 118" svg:d="m0 78 180-31c55-23 63 8 63 8l204 16 102-71 180 71 39 15 172-86 149 47 87 47 235-94 110 63 94 47 149-79 31-15 149 55 78 39 173-79 39-15 172 78h8l173-39 62-24 118 47 71 24 196-86 31 15 157 55 55 16 172-71 141 24 63 31 165-31 23-24 235 87">
          <text:p text:style-name="P2"/>
        </draw:path>
        <draw:ellipse draw:style-name="gr3" draw:text-style-name="P1" draw:layer="layout" svg:width="0.408cm" svg:height="0.439cm" svg:x="4.221cm" svg:y="4.557cm">
          <text:p text:style-name="P2"/>
        </draw:ellipse>
        <draw:ellipse draw:style-name="gr3" draw:text-style-name="P1" draw:layer="layout" svg:width="0.408cm" svg:height="0.439cm" svg:x="3.021cm" svg:y="4.158cm">
          <text:p text:style-name="P2"/>
        </draw:ellipse>
        <draw:frame draw:style-name="gr4" draw:text-style-name="P3" draw:layer="layout" svg:width="0.794cm" svg:height="0.806cm" svg:x="4.039cm" svg:y="4.384cm">
          <draw:text-box>
            <text:p text:style-name="P2"><text:span text:style-name="T1">+</text:span></text:p>
          </draw:text-box>
        </draw:frame>
        <draw:frame draw:style-name="gr4" draw:text-style-name="P5" draw:layer="layout" svg:width="0.667cm" svg:height="0.746cm" svg:x="2.915cm" svg:y="3.992cm">
          <draw:text-box>
            <text:p text:style-name="P4"><text:span text:style-name="T2">-</text:span></text:p>
          </draw:text-box>
        </draw:frame>
        <draw:frame draw:style-name="gr4" draw:text-style-name="P7" draw:layer="layout" svg:width="1.632cm" svg:height="0.887cm" svg:x="1.284cm" svg:y="4.752cm">
          <draw:text-box>
            <text:p text:style-name="P6"><text:span text:style-name="T3">Anode</text:span></text:p>
            <text:p text:style-name="P6"><text:span text:style-name="T3">oxidation</text:span></text:p>
          </draw:text-box>
        </draw:frame>
        <draw:frame draw:style-name="gr4" draw:text-style-name="P7" draw:layer="layout" svg:width="1.662cm" svg:height="0.887cm" svg:x="4.48cm" svg:y="4.769cm">
          <draw:text-box>
            <text:p text:style-name="P6"><text:span text:style-name="T3">Cathode</text:span></text:p>
            <text:p text:style-name="P6"><text:span text:style-name="T3">reduction</text:span></text:p>
          </draw:text-box>
        </draw:frame>
        <draw:frame draw:style-name="gr4" draw:text-style-name="P9" draw:layer="layout" svg:width="0.693cm" svg:height="0.569cm" svg:x="3.684cm" svg:y="2.653cm">
          <draw:text-box>
            <text:p text:style-name="P8"><text:span text:style-name="T4">V</text:span></text:p>
          </draw:text-box>
        </draw:frame>
        <draw:line draw:style-name="gr5" draw:text-style-name="P1" draw:layer="layout" svg:x1="1.423cm" svg:y1="4.714cm" svg:x2="1.423cm" svg:y2="3.295cm">
          <text:p text:style-name="P2"/>
        </draw:line>
        <draw:line draw:style-name="gr5" draw:text-style-name="P1" draw:layer="layout" svg:x1="4.418cm" svg:y1="3.836cm" svg:x2="4.418cm" svg:y2="4.4cm">
          <text:p text:style-name="P2"/>
        </draw:line>
        <draw:frame draw:style-name="gr4" draw:text-style-name="P9" draw:layer="layout" svg:width="0.714cm" svg:height="0.569cm" svg:x="4.385cm" svg:y="3.87cm">
          <draw:text-box>
            <text:p text:style-name="P8"><text:span text:style-name="T4">e</text:span><text:span text:style-name="T5">-</text:span></text:p>
          </draw:text-box>
        </draw:frame>
        <draw:frame draw:style-name="gr4" draw:text-style-name="P7" draw:layer="layout" svg:width="1.395cm" svg:height="0.569cm" svg:x="2.972cm" svg:y="1.197cm">
          <draw:text-box>
            <text:p text:style-name="P6"><text:span text:style-name="T3">Battery</text:span></text:p>
          </draw:text-box>
        </draw:frame>
        <draw:frame draw:style-name="gr4" draw:text-style-name="P3" draw:layer="layout" svg:width="0.794cm" svg:height="0.806cm" svg:x="3.703cm" svg:y="1.484cm">
          <draw:text-box>
            <text:p text:style-name="P2"><text:span text:style-name="T1">+</text:span></text:p>
          </draw:text-box>
        </draw:frame>
        <draw:frame draw:style-name="gr4" draw:text-style-name="P5" draw:layer="layout" svg:width="0.667cm" svg:height="0.746cm" svg:x="2.803cm" svg:y="1.524cm">
          <draw:text-box>
            <text:p text:style-name="P4"><text:span text:style-name="T2">-</text:span></text:p>
          </draw:text-box>
        </draw:frame>
        <draw:frame draw:style-name="gr4" draw:text-style-name="P7" draw:layer="layout" svg:width="2.115cm" svg:height="0.569cm" svg:x="2.573cm" svg:y="6.998cm">
          <draw:text-box>
            <text:p text:style-name="P6"><text:span text:style-name="T3">Galvanic cell</text:span></text:p>
          </draw:text-box>
        </draw:frame>
        <draw:line draw:style-name="gr1" draw:text-style-name="P1" draw:layer="layout" svg:x1="9.48cm" svg:y1="2.133cm" svg:x2="11.22cm" svg:y2="2.133cm">
          <text:p text:style-name="P2"/>
        </draw:line>
        <draw:line draw:style-name="gr1" draw:text-style-name="P1" draw:layer="layout" svg:x1="7.112cm" svg:y1="2.133cm" svg:x2="8.852cm" svg:y2="2.133cm">
          <text:p text:style-name="P2"/>
        </draw:line>
        <draw:line draw:style-name="gr1" draw:text-style-name="P1" draw:layer="layout" svg:x1="11.219cm" svg:y1="3.418cm" svg:x2="11.22cm" svg:y2="2.133cm">
          <text:p text:style-name="P2"/>
        </draw:line>
        <draw:line draw:style-name="gr1" draw:text-style-name="P1" draw:layer="layout" svg:x1="7.128cm" svg:y1="2.133cm" svg:x2="7.128cm" svg:y2="4.672cm">
          <text:p text:style-name="P2"/>
        </draw:line>
        <draw:line draw:style-name="gr1" draw:text-style-name="P1" draw:layer="layout" svg:x1="8.852cm" svg:y1="1.773cm" svg:x2="8.852cm" svg:y2="2.413cm">
          <text:p text:style-name="P2"/>
        </draw:line>
        <draw:line draw:style-name="gr1" draw:text-style-name="P1" draw:layer="layout" svg:x1="9.084cm" svg:y1="1.773cm" svg:x2="9.084cm" svg:y2="2.413cm">
          <text:p text:style-name="P2"/>
        </draw:line>
        <draw:line draw:style-name="gr1" draw:text-style-name="P1" draw:layer="layout" svg:x1="9.316cm" svg:y1="1.773cm" svg:x2="9.316cm" svg:y2="2.413cm">
          <text:p text:style-name="P2"/>
        </draw:line>
        <draw:line draw:style-name="gr1" draw:text-style-name="P1" draw:layer="layout" svg:x1="9.42cm" svg:y1="1.993cm" svg:x2="9.432cm" svg:y2="2.273cm">
          <text:p text:style-name="P2"/>
        </draw:line>
        <draw:line draw:style-name="gr1" draw:text-style-name="P1" draw:layer="layout" svg:x1="9.188cm" svg:y1="1.993cm" svg:x2="9.2cm" svg:y2="2.273cm">
          <text:p text:style-name="P2"/>
        </draw:line>
        <draw:line draw:style-name="gr1" draw:text-style-name="P1" draw:layer="layout" svg:x1="8.956cm" svg:y1="1.993cm" svg:x2="8.968cm" svg:y2="2.273cm">
          <text:p text:style-name="P2"/>
        </draw:line>
        <draw:line draw:style-name="gr1" draw:text-style-name="P1" draw:layer="layout" svg:x1="8.675cm" svg:y1="4.68cm" svg:x2="7.112cm" svg:y2="4.673cm">
          <text:p text:style-name="P2"/>
        </draw:line>
        <draw:line draw:style-name="gr1" draw:text-style-name="P1" draw:layer="layout" svg:x1="8.656cm" svg:y1="4.689cm" svg:x2="8.655cm" svg:y2="6.491cm">
          <text:p text:style-name="P2"/>
        </draw:line>
        <draw:line draw:style-name="gr1" draw:text-style-name="P1" draw:layer="layout" svg:x1="9.584cm" svg:y1="6.519cm" svg:x2="9.576cm" svg:y2="4.751cm">
          <text:p text:style-name="P2"/>
        </draw:line>
        <draw:path draw:style-name="gr2" draw:text-style-name="P1" draw:layer="layout" svg:width="4.075cm" svg:height="0.117cm" svg:x="7.151cm" svg:y="3.332cm" svg:viewBox="0 0 4076 118" svg:d="m0 78 180-31c55-23 63 8 63 8l204 16 102-71 180 71 39 15 172-86 149 47 87 47 235-94 110 63 94 47 149-79 31-15 149 55 78 39 173-79 39-15 172 78h8l173-39 62-24 118 47 71 24 196-86 31 15 157 55 55 16 172-71 141 24 63 31 165-31 23-24 235 87">
          <text:p text:style-name="P2"/>
        </draw:path>
        <draw:ellipse draw:style-name="gr3" draw:text-style-name="P1" draw:layer="layout" svg:width="0.408cm" svg:height="0.439cm" svg:x="9.373cm" svg:y="4.209cm">
          <text:p text:style-name="P2"/>
        </draw:ellipse>
        <draw:ellipse draw:style-name="gr3" draw:text-style-name="P1" draw:layer="layout" svg:width="0.408cm" svg:height="0.439cm" svg:x="8.521cm" svg:y="4.158cm">
          <text:p text:style-name="P2"/>
        </draw:ellipse>
        <draw:frame draw:style-name="gr4" draw:text-style-name="P3" draw:layer="layout" svg:width="0.794cm" svg:height="0.806cm" svg:x="9.175cm" svg:y="4.036cm">
          <draw:text-box>
            <text:p text:style-name="P2"><text:span text:style-name="T1">+</text:span></text:p>
          </draw:text-box>
        </draw:frame>
        <draw:frame draw:style-name="gr6" draw:text-style-name="P10" draw:layer="layout" svg:width="0.667cm" svg:height="0.746cm" svg:x="8.415cm" svg:y="3.992cm">
          <draw:text-box>
            <text:p text:style-name="P4"><text:span text:style-name="T2">-</text:span></text:p>
          </draw:text-box>
        </draw:frame>
        <draw:frame draw:style-name="gr4" draw:text-style-name="P9" draw:layer="layout" svg:width="0.748cm" svg:height="0.569cm" svg:x="9.584cm" svg:y="2.553cm">
          <draw:text-box>
            <text:p text:style-name="P8"><text:span text:style-name="T4">V'</text:span></text:p>
          </draw:text-box>
        </draw:frame>
        <draw:frame draw:style-name="gr4" draw:text-style-name="P7" draw:layer="layout" svg:width="1.395cm" svg:height="0.569cm" svg:x="8.472cm" svg:y="1.197cm">
          <draw:text-box>
            <text:p text:style-name="P6"><text:span text:style-name="T3">Battery</text:span></text:p>
          </draw:text-box>
        </draw:frame>
        <draw:frame draw:style-name="gr4" draw:text-style-name="P3" draw:layer="layout" svg:width="0.794cm" svg:height="0.806cm" svg:x="9.203cm" svg:y="1.484cm">
          <draw:text-box>
            <text:p text:style-name="P2"><text:span text:style-name="T1">+</text:span></text:p>
          </draw:text-box>
        </draw:frame>
        <draw:frame draw:style-name="gr4" draw:text-style-name="P5" draw:layer="layout" svg:width="0.667cm" svg:height="0.746cm" svg:x="8.303cm" svg:y="1.524cm">
          <draw:text-box>
            <text:p text:style-name="P4"><text:span text:style-name="T2">-</text:span></text:p>
          </draw:text-box>
        </draw:frame>
        <draw:frame draw:style-name="gr4" draw:text-style-name="P7" draw:layer="layout" svg:width="1.958cm" svg:height="0.887cm" svg:x="8.173cm" svg:y="7.098cm">
          <draw:text-box>
            <text:p text:style-name="P6"><text:span text:style-name="T3">Equilibrium</text:span></text:p>
            <text:p text:style-name="P6"><text:span text:style-name="T3">(no current)</text:span></text:p>
          </draw:text-box>
        </draw:frame>
        <draw:line draw:style-name="gr1" draw:text-style-name="P1" draw:layer="layout" svg:x1="10.007cm" svg:y1="4.751cm" svg:x2="9.568cm" svg:y2="4.751cm">
          <text:p text:style-name="P2"/>
        </draw:line>
        <draw:line draw:style-name="gr1" draw:text-style-name="P1" draw:layer="layout" svg:x1="9.984cm" svg:y1="4.743cm" svg:x2="9.983cm" svg:y2="3.457cm">
          <text:p text:style-name="P2"/>
        </draw:line>
        <draw:custom-shape draw:style-name="gr7" draw:text-style-name="P1" draw:layer="layout" svg:width="1.426cm" svg:height="0.392cm" svg:x="2.931cm" svg:y="6.657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1" draw:layer="layout" svg:width="1.426cm" svg:height="0.392cm" svg:x="2.931cm" svg:y="5.273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layer="layout" svg:width="1.426cm" svg:height="0.392cm" svg:x="2.931cm" svg:y="5.773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1" draw:text-style-name="P1" draw:layer="layout" svg:x1="4.355cm" svg:y1="6.836cm" svg:x2="4.357cm" svg:y2="5.466cm">
          <text:p text:style-name="P2"/>
        </draw:line>
        <draw:line draw:style-name="gr1" draw:text-style-name="P1" draw:layer="layout" svg:x1="2.931cm" svg:y1="6.916cm" svg:x2="2.933cm" svg:y2="5.467cm">
          <text:p text:style-name="P2"/>
        </draw:line>
        <draw:custom-shape draw:style-name="gr7" draw:text-style-name="P1" draw:layer="layout" svg:width="1.426cm" svg:height="0.392cm" svg:x="8.431cm" svg:y="6.657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1" draw:layer="layout" svg:width="1.426cm" svg:height="0.392cm" svg:x="8.431cm" svg:y="5.273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layer="layout" svg:width="1.426cm" svg:height="0.392cm" svg:x="8.431cm" svg:y="5.773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1" draw:text-style-name="P1" draw:layer="layout" svg:x1="9.85cm" svg:y1="6.907cm" svg:x2="9.849cm" svg:y2="5.458cm">
          <text:p text:style-name="P2"/>
        </draw:line>
        <draw:custom-shape draw:style-name="gr7" draw:text-style-name="P1" draw:layer="layout" svg:width="1.426cm" svg:height="0.392cm" svg:x="13.931cm" svg:y="6.657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1" draw:layer="layout" svg:width="1.426cm" svg:height="0.392cm" svg:x="13.931cm" svg:y="5.273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" draw:layer="layout" svg:width="1.426cm" svg:height="0.392cm" svg:x="13.931cm" svg:y="5.773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1" draw:text-style-name="P1" draw:layer="layout" svg:x1="15.355cm" svg:y1="6.915cm" svg:x2="15.357cm" svg:y2="5.466cm">
          <text:p text:style-name="P2"/>
        </draw:line>
        <draw:line draw:style-name="gr1" draw:text-style-name="P1" draw:layer="layout" svg:x1="13.931cm" svg:y1="6.916cm" svg:x2="13.933cm" svg:y2="5.467cm">
          <text:p text:style-name="P2"/>
        </draw:line>
        <draw:frame draw:style-name="gr4" draw:text-style-name="P7" draw:layer="layout" svg:width="2.382cm" svg:height="0.569cm" svg:x="13.474cm" svg:y="7.099cm">
          <draw:text-box>
            <text:p text:style-name="P6"><text:span text:style-name="T3">Electrolytic cell</text:span></text:p>
          </draw:text-box>
        </draw:frame>
        <draw:frame draw:style-name="gr4" draw:text-style-name="P7" draw:layer="layout" svg:width="1.662cm" svg:height="0.887cm" svg:x="12.28cm" svg:y="4.77cm">
          <draw:text-box>
            <text:p text:style-name="P6"><text:span text:style-name="T3">Cathode</text:span></text:p>
            <text:p text:style-name="P6"><text:span text:style-name="T3">reduction</text:span></text:p>
          </draw:text-box>
        </draw:frame>
        <draw:frame draw:style-name="gr4" draw:text-style-name="P7" draw:layer="layout" svg:width="1.632cm" svg:height="0.887cm" svg:x="15.284cm" svg:y="4.753cm">
          <draw:text-box>
            <text:p text:style-name="P6"><text:span text:style-name="T3">Anode</text:span></text:p>
            <text:p text:style-name="P6"><text:span text:style-name="T3">oxidation</text:span></text:p>
          </draw:text-box>
        </draw:frame>
        <draw:line draw:style-name="gr1" draw:text-style-name="P1" draw:layer="layout" svg:x1="14.069cm" svg:y1="4.672cm" svg:x2="12.561cm" svg:y2="4.674cm">
          <text:p text:style-name="P2"/>
        </draw:line>
        <draw:line draw:style-name="gr1" draw:text-style-name="P1" draw:layer="layout" svg:x1="12.58cm" svg:y1="2.134cm" svg:x2="12.58cm" svg:y2="4.673cm">
          <text:p text:style-name="P2"/>
        </draw:line>
        <draw:line draw:style-name="gr1" draw:text-style-name="P1" draw:layer="layout" svg:x1="14.964cm" svg:y1="2.133cm" svg:x2="16.704cm" svg:y2="2.133cm">
          <text:p text:style-name="P2"/>
        </draw:line>
        <draw:line draw:style-name="gr1" draw:text-style-name="P1" draw:layer="layout" svg:x1="12.596cm" svg:y1="2.133cm" svg:x2="14.336cm" svg:y2="2.133cm">
          <text:p text:style-name="P2"/>
        </draw:line>
        <draw:line draw:style-name="gr1" draw:text-style-name="P1" draw:layer="layout" svg:x1="14.336cm" svg:y1="1.773cm" svg:x2="14.336cm" svg:y2="2.413cm">
          <text:p text:style-name="P2"/>
        </draw:line>
        <draw:line draw:style-name="gr1" draw:text-style-name="P1" draw:layer="layout" svg:x1="14.568cm" svg:y1="1.773cm" svg:x2="14.568cm" svg:y2="2.413cm">
          <text:p text:style-name="P2"/>
        </draw:line>
        <draw:line draw:style-name="gr1" draw:text-style-name="P1" draw:layer="layout" svg:x1="14.8cm" svg:y1="1.773cm" svg:x2="14.8cm" svg:y2="2.413cm">
          <text:p text:style-name="P2"/>
        </draw:line>
        <draw:line draw:style-name="gr1" draw:text-style-name="P1" draw:layer="layout" svg:x1="14.904cm" svg:y1="1.993cm" svg:x2="14.916cm" svg:y2="2.273cm">
          <text:p text:style-name="P2"/>
        </draw:line>
        <draw:line draw:style-name="gr1" draw:text-style-name="P1" draw:layer="layout" svg:x1="14.672cm" svg:y1="1.993cm" svg:x2="14.684cm" svg:y2="2.273cm">
          <text:p text:style-name="P2"/>
        </draw:line>
        <draw:line draw:style-name="gr1" draw:text-style-name="P1" draw:layer="layout" svg:x1="14.44cm" svg:y1="1.993cm" svg:x2="14.452cm" svg:y2="2.273cm">
          <text:p text:style-name="P2"/>
        </draw:line>
        <draw:frame draw:style-name="gr4" draw:text-style-name="P7" draw:layer="layout" svg:width="1.395cm" svg:height="0.569cm" svg:x="13.956cm" svg:y="1.197cm">
          <draw:text-box>
            <text:p text:style-name="P6"><text:span text:style-name="T3">Battery</text:span></text:p>
          </draw:text-box>
        </draw:frame>
        <draw:frame draw:style-name="gr4" draw:text-style-name="P3" draw:layer="layout" svg:width="0.794cm" svg:height="0.806cm" svg:x="14.687cm" svg:y="1.484cm">
          <draw:text-box>
            <text:p text:style-name="P2"><text:span text:style-name="T1">+</text:span></text:p>
          </draw:text-box>
        </draw:frame>
        <draw:frame draw:style-name="gr4" draw:text-style-name="P5" draw:layer="layout" svg:width="0.667cm" svg:height="0.746cm" svg:x="13.787cm" svg:y="1.524cm">
          <draw:text-box>
            <text:p text:style-name="P4"><text:span text:style-name="T2">-</text:span></text:p>
          </draw:text-box>
        </draw:frame>
        <draw:line draw:style-name="gr1" draw:text-style-name="P1" draw:layer="layout" svg:x1="16.668cm" svg:y1="3.419cm" svg:x2="16.669cm" svg:y2="2.134cm">
          <text:p text:style-name="P2"/>
        </draw:line>
        <draw:path draw:style-name="gr2" draw:text-style-name="P1" draw:layer="layout" svg:width="4.075cm" svg:height="0.117cm" svg:x="12.599cm" svg:y="3.332cm" svg:viewBox="0 0 4076 118" svg:d="m0 78 180-31c55-23 63 8 63 8l204 16 102-71 180 71 39 15 172-86 149 47 87 47 235-94 110 63 94 47 149-79 31-15 149 55 78 39 173-79 39-15 172 78h8l173-39 62-24 118 47 71 24 196-86 31 15 157 55 55 16 172-71 141 24 63 31 165-31 23-24 235 87">
          <text:p text:style-name="P2"/>
        </draw:path>
        <draw:line draw:style-name="gr1" draw:text-style-name="P1" draw:layer="layout" svg:x1="14.057cm" svg:y1="4.689cm" svg:x2="14.056cm" svg:y2="6.491cm">
          <text:p text:style-name="P2"/>
        </draw:line>
        <draw:line draw:style-name="gr1" draw:text-style-name="P1" draw:layer="layout" svg:x1="15.084cm" svg:y1="6.519cm" svg:x2="15.076cm" svg:y2="4.751cm">
          <text:p text:style-name="P2"/>
        </draw:line>
        <draw:line draw:style-name="gr1" draw:text-style-name="P1" draw:layer="layout" svg:x1="16.091cm" svg:y1="4.75cm" svg:x2="15.077cm" svg:y2="4.751cm">
          <text:p text:style-name="P2"/>
        </draw:line>
        <draw:line draw:style-name="gr1" draw:text-style-name="P1" draw:layer="layout" svg:x1="16.081cm" svg:y1="4.767cm" svg:x2="16.083cm" svg:y2="3.371cm">
          <text:p text:style-name="P2"/>
        </draw:line>
        <draw:line draw:style-name="gr5" draw:text-style-name="P1" draw:layer="layout" svg:x1="12.318cm" svg:y1="3.837cm" svg:x2="12.318cm" svg:y2="4.401cm">
          <text:p text:style-name="P2"/>
        </draw:line>
        <draw:frame draw:style-name="gr4" draw:text-style-name="P9" draw:layer="layout" svg:width="0.714cm" svg:height="0.569cm" svg:x="11.685cm" svg:y="3.871cm">
          <draw:text-box>
            <text:p text:style-name="P8"><text:span text:style-name="T4">e</text:span><text:span text:style-name="T5">-</text:span></text:p>
          </draw:text-box>
        </draw:frame>
        <draw:frame draw:style-name="gr6" draw:text-style-name="P10" draw:layer="layout" svg:width="0.667cm" svg:height="0.746cm" svg:x="13.916cm" svg:y="3.992cm">
          <draw:text-box>
            <text:p text:style-name="P4"><text:span text:style-name="T2">-</text:span></text:p>
          </draw:text-box>
        </draw:frame>
        <draw:ellipse draw:style-name="gr3" draw:text-style-name="P1" draw:layer="layout" svg:width="0.408cm" svg:height="0.439cm" svg:x="14.041cm" svg:y="4.159cm">
          <text:p text:style-name="P2"/>
        </draw:ellipse>
        <draw:frame draw:style-name="gr4" draw:text-style-name="P3" draw:layer="layout" svg:width="0.794cm" svg:height="0.806cm" svg:x="14.675cm" svg:y="4.036cm">
          <draw:text-box>
            <text:p text:style-name="P2"><text:span text:style-name="T1">+</text:span></text:p>
          </draw:text-box>
        </draw:frame>
        <draw:ellipse draw:style-name="gr3" draw:text-style-name="P1" draw:layer="layout" svg:width="0.408cm" svg:height="0.439cm" svg:x="14.873cm" svg:y="4.208cm">
          <text:p text:style-name="P2"/>
        </draw:ellipse>
        <draw:line draw:style-name="gr5" draw:text-style-name="P1" draw:layer="layout" svg:x1="16.318cm" svg:y1="4.401cm" svg:x2="16.318cm" svg:y2="3.837cm">
          <text:p text:style-name="P2"/>
        </draw:line>
        <draw:frame draw:style-name="gr4" draw:text-style-name="P9" draw:layer="layout" svg:width="0.714cm" svg:height="0.569cm" svg:x="16.285cm" svg:y="3.871cm">
          <draw:text-box>
            <text:p text:style-name="P8"><text:span text:style-name="T4">e</text:span><text:span text:style-name="T5">-</text:span></text:p>
          </draw:text-box>
        </draw:frame>
        <draw:line draw:style-name="gr9" draw:text-style-name="P1" draw:layer="layout" svg:x1="16.976cm" svg:y1="3.042cm" svg:x2="14.844cm" svg:y2="3.309cm">
          <text:p text:style-name="P2"/>
        </draw:line>
        <draw:frame draw:style-name="gr4" draw:text-style-name="P7" draw:layer="layout" svg:width="2.526cm" svg:height="0.569cm" svg:x="16.757cm" svg:y="2.598cm">
          <draw:text-box>
            <text:p text:style-name="P6"><text:span text:style-name="T3">Variable resistor</text:span></text:p>
          </draw:text-box>
        </draw:frame>
        <draw:frame draw:style-name="gr4" draw:text-style-name="P9" draw:layer="layout" svg:width="0.714cm" svg:height="0.569cm" svg:x="0.785cm" svg:y="3.871cm">
          <draw:text-box>
            <text:p text:style-name="P8"><text:span text:style-name="T4">e</text:span><text:span text:style-name="T5">-</text:span></text:p>
          </draw:text-box>
        </draw:frame>
        <draw:frame draw:style-name="gr4" draw:text-style-name="P9" draw:layer="layout" svg:width="0.803cm" svg:height="0.569cm" svg:x="15.684cm" svg:y="2.554cm">
          <draw:text-box>
            <text:p text:style-name="P8"><text:span text:style-name="T4">V''</text:span></text:p>
          </draw:text-box>
        </draw:frame>
        <draw:line draw:style-name="gr1" draw:text-style-name="P1" draw:layer="layout" svg:x1="8.423cm" svg:y1="6.836cm" svg:x2="8.425cm" svg:y2="5.466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Ultrafine_20_Dotted_20__28_var_29_" draw:display-name="Ultrafine Dotted (var)" draw:style="rect" draw:dots1="1" draw:distance="5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ussi Eloranta</meta:initial-creator>
    <meta:creation-date>2008-07-14T22:23:19</meta:creation-date>
    <dc:creator>Jussi Eloranta</dc:creator>
    <dc:date>2008-07-18T21:05:55</dc:date>
    <meta:editing-cycles>39</meta:editing-cycles>
    <meta:editing-duration>PT1H13M8S</meta:editing-duration>
    <meta:user-defined meta:name="Info 1"/>
    <meta:user-defined meta:name="Info 2"/>
    <meta:user-defined meta:name="Info 3"/>
    <meta:user-defined meta:name="Info 4"/>
    <meta:document-statistic meta:object-count="102"/>
  </office:meta>
</office:document-meta>
</file>